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0e83fb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0e83fb" officeooo:paragraph-rsid="000e83fb" fo:background-color="#ffff00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1be56" officeooo:paragraph-rsid="0011be56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T1" style:family="text">
      <style:text-properties officeooo:rsid="001147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3QMAS processing</text:h>
      <text:p text:style-name="P1">Bruker TopSpin data loaded from /home/trebosc/NMR/data/RMN400sNEO/nmr/400.MOOC-200228/33</text:p>
      <text:p text:style-name="P1"/>
      <text:p text:style-name="P1"/>
      <text:p text:style-name="P1">Bruker TopSpin data loaded from /home/trebosc/NMR/data/RMN400sNEO/nmr/400.MOOC-200228/33</text:p>
      <text:p text:style-name="P1">Corrected digital filter</text:p>
      <text:p text:style-name="P1">States-TPPI conversion on dimension 1</text:p>
      <text:p text:style-name="P1">Apodization: Gaussian = 60, shifting = 2.0, for dimension 2</text:p>
      <text:p text:style-name="P1">Resized dimension 2 to 2048 points at position 2500</text:p>
      <text:p text:style-name="P1">Fourier transform dimension 2</text:p>
      <text:p text:style-name="P1">Phasing: phase0 = 87.94999999999999 and phase1 = -386.63999999999993 for dimension 2</text:p>
      <text:p text:style-name="P1">Apodization: Lorentzian = 50.98, for dimension 1</text:p>
      <text:p text:style-name="P3">On Bruker we needs to complex conjugate most of 2D spectra ! Depends on convention used.</text:p>
      <text:p text:style-name="P2">Complex conjugate along1</text:p>
      <text:p text:style-name="P2">Resized dimension 1 to 256 points at position 98</text:p>
      <text:p text:style-name="P1">Fourier transform dimension 1</text:p>
      <text:p text:style-name="P1">Phasing: phase0 = -5.0 and phase1 = 0.0 for dimension 1</text:p>
      <text:p text:style-name="P3">Shearing using menu choice for 5/2 3QMAS</text:p>
      <text:p text:style-name="P1">Shearing transform with shearing value 1.583333333 over dimensions 1 and 2</text:p>
      <text:p text:style-name="P1">Sw scaled by factor -0.705882353 for dimension 1</text:p>
      <text:p text:style-name="P1">Rolled 4 points in dimension 1</text:p>
      <text:p text:style-name="P1">Frequency set to 104.25870929412498 MHz and sw set to 7.058824 kHz for dimension 1</text:p>
      <text:p text:style-name="Standard"/>
      <text:p text:style-name="P1"/>
      <text:p text:style-name="P1"/>
      <text:p text:style-name="P1"/>
      <text:h text:style-name="Heading_20_1" text:outline-level="1">3QMAS with Qshear</text:h>
      <text:p text:style-name="P1">Bruker TopSpin data loaded from /home/trebosc/NMR/data/RMN400sNEO/nmr/400.MOOC-200228/33</text:p>
      <text:p text:style-name="P1">Corrected digital filter</text:p>
      <text:p text:style-name="P1">Fourier transform dimension 2</text:p>
      <text:p text:style-name="P1">Autophase: phase0 = [77.80577406] and phase1 = 0.0 for dimension 2</text:p>
      <text:p text:style-name="P1">Phasing: phase0 = 11.903999999999996 and phase1 = -400.0 and phase2 = 0.0 for dimension 2</text:p>
      <text:p text:style-name="P1"><text:span text:style-name="T1">baseline </text:span>Subtracted from data[slice(None, None, None)] <text:span text:style-name="T1">in dimension 2</text:span></text:p>
      <text:p text:style-name="P1">Hilbert transform on dimension 2</text:p>
      <text:p text:style-name="P1">States-TPPI conversion on dimension 1</text:p>
      <text:p text:style-name="P1">Resized dimension 1 to 128 points at position 98</text:p>
      <text:p text:style-name="P1">Fourier transform dimension 1</text:p>
      <text:p text:style-name="P1">Shearing transform with shearing value -3.0 over dimensions 1 and 2</text:p>
      <text:p text:style-name="P1">Regrid dimension 0 between -1.9499999721738275 and 29763.675000025836 with 384 points</text:p>
      <text:p text:style-name="P1">Shearing transform with shearing value 3.0 over dimensions 1 and 2</text:p>
      <text:p text:style-name="P1"><text:soft-page-break/>Rolled -128 points in dimension 1</text:p>
      <text:p text:style-name="P1">Frequency set to 104.25857121933333 MHz and sw set to 29.843342 kHz for dimension 1</text:p>
      <text:p text:style-name="P1">Extracted part from 1104 to 1364 with steps of 1 of dimension 2</text:p>
      <text:p text:style-name="P1">Hilbert transform on dimension 2</text:p>
      <text:p text:style-name="P1"><text:span text:style-name="T1">baseline </text:span>Subtracted from data[slice(None, None, None)] <text:span text:style-name="T1">in dimension 1</text:span></text:p>
      <text:p text:style-name="P1">Hilbert transform on dimension 1</text:p>
      <text:p text:style-name="P1"/>
      <text:h text:style-name="Heading_20_1" text:outline-level="1">Special processsing for full echo using QF, already sheared</text:h>
      <text:p text:style-name="P4">Data from 3Q_QF_sheared</text:p>
      <text:p text:style-name="P4"/>
      <text:p text:style-name="P4">Bruker TopSpin data loaded from /home/trebosc/Documents/articles/2023-hmqcDR-MQMAS/NMR_data/900.JT-230612/16/</text:p>
      <text:p text:style-name="P1">Corrected digital filter </text:p>
      <text:p text:style-name="P1">Apodization: Gaussian = 100.0, shift = 0.0015, for dimension 2 </text:p>
      <text:p text:style-name="P1">Resized dimension 2 to 2048 points at position 1024 </text:p>
      <text:p text:style-name="P1">Fourier transform dimension 2 </text:p>
      <text:p text:style-name="P1">Phasing: phase0 = 90.0 and phase1 = 135000.0 and phase2 = 0.0 for dimension 2 </text:p>
      <text:p text:style-name="P1">Complex conjugate along1 </text:p>
      <text:p text:style-name="P1">Resized dimension 1 to 256 points at position 100 </text:p>
      <text:p text:style-name="P1">Fourier transform dimension 1 </text:p>
      <text:p text:style-name="P4">Note that Car and Ref were already scaled</text:p>
      <text:p text:style-name="P4"/>
      <text:p text:style-name="P4"/>
      <text:h text:style-name="Heading_20_1" text:outline-level="1">ZF processed 3Q / 1Q <text:s/>instead of sheared</text:h>
      <text:p text:style-name="Text_20_body"/>
      <text:h text:style-name="Heading_20_1" text:outline-level="1">scale sw vs scale Car/Ref</text:h>
      <text:p text:style-name="Text_20_body"/>
      <text:h text:style-name="Heading_20_1" text:outline-level="1">Qshear : 3Q/1Q and already sheared (split-t1)</text:h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lien TREBOSC</meta:initial-creator>
    <meta:creation-date>2022-06-01T18:18:45.096355772</meta:creation-date>
    <dc:date>2024-01-04T23:45:23.758173699</dc:date>
    <meta:editing-duration>P7DT7H24M37S</meta:editing-duration>
    <meta:editing-cycles>7</meta:editing-cycles>
    <meta:generator>LibreOffice/7.6.4.1$Linux_X86_64 LibreOffice_project/60$Build-1</meta:generator>
    <meta:document-statistic meta:table-count="0" meta:image-count="0" meta:object-count="0" meta:page-count="2" meta:paragraph-count="55" meta:word-count="413" meta:character-count="2795" meta:non-whitespace-character-count="2428"/>
  </office:meta>
</office:document-meta>
</file>